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694in" fo:margin-left="-0.0813in" fo:margin-top="0in" fo:margin-bottom="0in" table:align="left"/>
    </style:style>
    <style:style style:name="Table1.A" style:family="table-column">
      <style:table-column-properties style:column-width="0.2694in"/>
    </style:style>
    <style:style style:name="Table1.B" style:family="table-column">
      <style:table-column-properties style:column-width="0.3951in"/>
    </style:style>
    <style:style style:name="Table1.C" style:family="table-column">
      <style:table-column-properties style:column-width="2.75in"/>
    </style:style>
    <style:style style:name="Table1.D" style:family="table-column">
      <style:table-column-properties style:column-width="1.0625in"/>
    </style:style>
    <style:style style:name="Table1.E" style:family="table-column">
      <style:table-column-properties style:column-width="1.7924in"/>
    </style:style>
    <style:style style:name="Table1.1" style:family="table-row">
      <style:table-row-properties style:min-row-height="0.2917in" fo:keep-together="auto"/>
    </style:style>
    <style:style style:name="Table1.A1" style:family="table-cell">
      <style:table-cell-properties style:vertical-align="" fo:background-color="#ffffff" fo:padding="0.0694in" fo:border="1pt solid #000001">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8%"/>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style>
    <style:style style:name="P5" style:family="paragraph" style:parent-style-name="Standard" style:list-style-name="WWNum5">
      <style:paragraph-properties fo:margin-left="0.5in" fo:margin-right="0in" fo:margin-top="0in" fo:margin-bottom="0in" loext:contextual-spacing="true" fo:line-height="108%" fo:text-indent="-0.25in" style:auto-text-indent="false"/>
    </style:style>
    <style:style style:name="P6" style:family="paragraph" style:parent-style-name="Standard" style:list-style-name="WWNum1">
      <style:paragraph-properties fo:margin-left="0.5in" fo:margin-right="0in" fo:margin-top="0in" fo:margin-bottom="0in" loext:contextual-spacing="true" fo:line-height="108%" fo:text-indent="-0.25in" style:auto-text-indent="false"/>
    </style:style>
    <style:style style:name="P7" style:family="paragraph" style:parent-style-name="Standard" style:list-style-name="WWNum4">
      <style:paragraph-properties fo:margin-left="0.5in" fo:margin-right="0in" fo:margin-top="0in" fo:margin-bottom="0in" loext:contextual-spacing="true" fo:line-height="108%" fo:text-indent="-0.25in" style:auto-text-indent="false"/>
    </style:style>
    <style:style style:name="P8" style:family="paragraph" style:parent-style-name="Standard" style:list-style-name="WWNum2">
      <style:paragraph-properties fo:margin-left="0.5in" fo:margin-right="0in" fo:margin-top="0in" fo:margin-bottom="0in" loext:contextual-spacing="true" fo:text-indent="-0.25in" style:auto-text-indent="false"/>
    </style:style>
    <style:style style:name="P9" style:family="paragraph" style:parent-style-name="Standard" style:list-style-name="WWNum6">
      <style:paragraph-properties fo:margin-left="0.5in" fo:margin-right="0in" fo:margin-top="0in" fo:margin-bottom="0in" loext:contextual-spacing="true"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6">
      <style:paragraph-properties fo:margin-left="1in" fo:margin-right="0in" fo:margin-top="0in" fo:margin-bottom="0in" loext:contextual-spacing="true" fo:text-indent="-0.25in" style:auto-text-indent="false"/>
    </style:style>
    <style:style style:name="P12" style:family="paragraph" style:parent-style-name="Heading_20_1">
      <style:paragraph-properties fo:margin-top="0in" fo:margin-bottom="0in" loext:contextual-spacing="false"/>
    </style:style>
    <style:style style:name="P13" style:family="paragraph" style:parent-style-name="Heading_20_1">
      <style:paragraph-properties fo:margin-top="0in" fo:margin-bottom="0in" loext:contextual-spacing="false" fo:break-before="page"/>
    </style:style>
    <style:style style:name="P14" style:family="paragraph" style:parent-style-name="Heading_20_2">
      <style:paragraph-properties fo:margin-top="0in" fo:margin-bottom="0in" loext:contextual-spacing="false"/>
    </style:style>
    <style:style style:name="P15" style:family="paragraph" style:parent-style-name="Heading_20_2">
      <style:paragraph-properties fo:margin-top="0in" fo:margin-bottom="0in" loext:contextual-spacing="false" fo:break-before="page"/>
    </style:style>
    <style:style style:name="P16" style:family="paragraph" style:parent-style-name="Heading_20_3">
      <style:paragraph-properties fo:margin-top="0in" fo:margin-bottom="0in" loext:contextual-spacing="false"/>
    </style:style>
    <style:style style:name="P17" style:family="paragraph" style:parent-style-name="Title" style:master-page-name="Standard">
      <style:paragraph-properties fo:margin-top="0in" fo:margin-bottom="0in" loext:contextual-spacing="false" style:page-number="1"/>
    </style:style>
    <style:style style:name="P18" style:family="paragraph">
      <loext:graphic-properties draw:fill="solid" draw:fill-color="#a0a0a0"/>
      <style:paragraph-properties fo:text-align="center"/>
    </style:style>
    <style:style style:name="T1" style:family="text">
      <style:text-properties fo:font-style="italic" fo:font-weight="bold" style:font-style-asian="italic" style:font-weight-asian="bold"/>
    </style:style>
    <style:style style:name="T2" style:family="text">
      <style:text-properties fo:font-style="italic" style:font-style-asian="italic"/>
    </style:style>
    <style:style style:name="T3" style:family="text">
      <style:text-properties style:text-underline-style="none"/>
    </style:style>
    <style:style style:name="T4" style:family="text">
      <style:text-properties fo:font-size="10.5pt" fo:font-style="italic" style:font-size-asian="10.5pt" style:font-style-asian="italic" style:font-size-complex="10.5pt" fo:background-color="#ffffff"/>
    </style:style>
    <style:style style:name="T5" style:family="text">
      <style:text-properties style:font-name="Courier" style:font-name-asian="Courier1" style:font-name-complex="Courier1"/>
    </style:style>
    <style:style style:name="T6" style:family="text">
      <style:text-properties style:font-name="Courier" fo:font-weight="bold" style:font-name-asian="Courier1" style:font-weight-asian="bold" style:font-name-complex="Courier1"/>
    </style:style>
    <style:style style:name="T7" style:family="text">
      <style:text-properties style:text-underline-style="solid" style:text-underline-width="auto" style:text-underline-color="font-color"/>
    </style:style>
    <style:style style:name="T8" style:family="text">
      <style:text-properties fo:font-weight="bold" style:font-weight-asian="bold"/>
    </style:style>
    <style:style style:name="T9" style:family="text">
      <style:text-properties fo:font-size="9pt" style:font-size-asian="9pt" style:font-size-complex="9pt"/>
    </style:style>
    <style:style style:name="T10" style:family="text">
      <style:text-properties officeooo:rsid="00145e1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txpopq94iown"/>OWE1a Thematoets Kans1</text:p>
      <text:p text:style-name="P16"><text:bookmark text:name="_folnm2x8j42m"/>Naam student: <text:span text:style-name="T10">Bram Bosch</text:span></text:p>
      <text:p text:style-name="P16"><text:bookmark text:name="_xijamwd69eyu"/>Klas: <text:span text:style-name="T10">BIN-1D</text:span></text:p>
      <text:p text:style-name="P1">Ga naar onderwijs online. Ga naar de course en kijk onder de praktijkopdrachten. Hier vind je alle documenten die je nodig hebt voor het theoriegedeelte en het praktijkgedeelte.</text:p>
      <text:p text:style-name="P12"><text:bookmark text:name="_2nopnbvhj5s4"/>Theorie</text:p>
      <text:p text:style-name="P1">Voor dit gedeelte heb je 1 klokuur de tijd (tussen 13.00 en 14.00 uur). Gebruik voor je antwoorden het digitale antwoordmodel: <text:span text:style-name="T1">BIN-OWE1a_Thematoets1718_Kans1_Antwoordvel.docx</text:span></text:p>
      <text:p text:style-name="P1">Bij iedere vraag staat het maximaal aantal punten dat je kan behalen vernoemd.</text:p>
      <text:p text:style-name="P14"><text:bookmark text:name="_kjklx9udsx3l"/>Bio-informatica (6 vragen, 20 pt)</text:p>
      <text:p text:style-name="P16"><text:bookmark text:name="_l1vyc5te6x6f"/>Vraag 1 (3p)<text:tab/> <text:tab/> <text:tab/></text:p>
      <text:p text:style-name="P2">Zoek van het organisme <text:span text:style-name="T2">Saccharomyces cerevisiae </text:span>het gen SIR1 op.</text:p>
      <text:list xml:id="list2961630772893403343" text:style-name="WWNum5">
        <text:list-item>
          <text:p text:style-name="P5">Op welk chromosoom ligt dit gen? (2p)</text:p>
        </text:list-item>
        <text:list-item>
          <text:p text:style-name="P5">Welke genen omringen dit gen op het chromosoom? (1p)</text:p>
        </text:list-item>
      </text:list>
      <text:p text:style-name="P16"><text:bookmark text:name="_suokmmv8r1e1"/>Vraag 2 (3p)</text:p>
      <text:p text:style-name="P2">Zoek van het menselijke gen Thyroid hormone receptor alpha (THRA) de lengte van de genoom sequentie en de lengte van de mRNA sequentie op (neem hiervoor isoform 3). Verklaar het verschil in lengte.</text:p>
      <text:p text:style-name="P16"><text:bookmark text:name="_diuer4f6xlsf"/>Vraag 3 (2p)</text:p>
      <text:p text:style-name="P2">Wat is het gewicht van het eiwit Insulin van <text:span text:style-name="T2">Homo sapiens</text:span>?</text:p>
      <text:p text:style-name="P16"><text:bookmark text:name="_bs6hu1dorhnl"/>Vraag 4 (4p)<text:tab/></text:p>
      <text:p text:style-name="P2">Download van het eiwit Insulin (INS) van <text:span text:style-name="T2">Homo sapiens </text:span>en <text:span text:style-name="T2">Sus scrofa</text:span> en <text:span text:style-name="T2">Bos Taurus</text:span> de proteinesequenties in FASTA formaat en vergelijk deze in MAFFT van genome.jp. </text:p>
      <text:list xml:id="list5337685151505473039" text:style-name="WWNum1">
        <text:list-item>
          <text:p text:style-name="P6">Geef een screenshot van de alignment en beschrijf wat je ziet. (3p)</text:p>
        </text:list-item>
        <text:list-item>
          <text:p text:style-name="P6">Geef de bijbehorende fylogenetische boom (UPGMA with branch length)(1p)</text:p>
        </text:list-item>
      </text:list>
      <text:p text:style-name="P16"><text:bookmark text:name="_i1lyoni4xr1a"/>Vraag 5 (2p)<text:tab/> <text:tab/></text:p>
      <text:p text:style-name="P2">Leg uit wat het verschil is tussen een pairwise alignment en een multiple sequence alignment.</text:p>
      <text:p text:style-name="P16"><text:bookmark text:name="_3dbo0wx5p5m8"/>Vraag 6 (6p)<text:tab/> <text:tab/></text:p>
      <text:p text:style-name="P2">Ga naar PDB (RCSB.org) en open 4REA.</text:p>
      <text:list xml:id="list1747539325843199638" text:style-name="WWNum4">
        <text:list-item>
          <text:p text:style-name="P7">Beschrijf de structuur; welke secundaire structeren heeft dit eiwit? (2p) </text:p>
        </text:list-item>
        <text:list-item>
          <text:p text:style-name="P7">Welke tertiaire structuur heeft dit eiwit: is het een monomeer of homo/hetero-x-meer? (2p)</text:p>
        </text:list-item>
        <text:list-item>
          <text:p text:style-name="P7">Geef een screenshot van de structuur. (2p)</text:p>
        </text:list-item>
      </text:list>
      <text:p text:style-name="P14"><text:bookmark text:name="_4vjpmxde9rf6"/>Linux (8 vragen, 10 pt)</text:p>
      <text:p text:style-name="P1">Voor het Linux gedeelte van deze toets geld dat je op moet schrijven welk commando(s) je uitvoert om de gevraagde opdracht uit te voeren. </text:p>
      <text:p text:style-name="P16"><text:bookmark text:name="_mkp5qdh9gnnu"/>Vraag 1 (1p)</text:p>
      <text:p text:style-name="P1">Start de terminal op (geen commando) en controleer in welke directory je je bevind.</text:p>
      <text:p text:style-name="P16"><text:bookmark text:name="_6hl1wexunktf"/>Vraag 2 (1p)</text:p>
      <text:p text:style-name="P1">Ga naar je home directory en maak daar een nieuwe map genaamd <text:span text:style-name="T1">Thematoets</text:span> aan.</text:p>
      <text:p text:style-name="P16"><text:bookmark text:name="_nmuqsbe7jgz6"/>Vraag 3 (1p)</text:p>
      <text:p text:style-name="P1">Ga naar de aangemaakte map toe en maak hierin een nieuw bestand genaamd <text:span text:style-name="T1">vraag3.txt</text:span> aan. </text:p>
      <text:p text:style-name="P1"/>
      <text:p text:style-name="P1"><text:soft-page-break/>Als inhoud kan je de volgende tekst kopiëren en plakken (geen commando):</text:p>
      <text:p text:style-name="P1"/>
      <text:p text:style-name="P1"><text:span text:style-name="T4">Lorem ipsum dolor sit amet, consectetur adipiscing elit. </text:span></text:p>
      <text:p text:style-name="P1"><text:span text:style-name="T4">Sed id nunc in risus pellentesque cursus vel et est. </text:span></text:p>
      <text:p text:style-name="P1"><text:span text:style-name="T4">Nunc urna enim, egestas nec nunc non, euismod dictum neque.</text:span></text:p>
      <text:p text:style-name="P1"><text:span text:style-name="T4">Cras lacinia lorem enim, ut pulvinar elit dapibus ut. </text:span></text:p>
      <text:p text:style-name="P1"><text:span text:style-name="T4">Phasellus a iaculis mi. </text:span></text:p>
      <text:p text:style-name="P1"><text:span text:style-name="T4">Curabitur tincidunt massa neque, id egestas magna rhoncus eu. </text:span></text:p>
      <text:p text:style-name="P1"><text:span text:style-name="T4">Sed a ante urna. </text:span></text:p>
      <text:p text:style-name="P1"><text:span text:style-name="T4">Vestibulum a turpis a justo aliquet ornare et eget nibh. </text:span></text:p>
      <text:p text:style-name="P1"><text:span text:style-name="T4">Sed tempor tortor rhoncus nulla auctor malesuada eu non justo. </text:span></text:p>
      <text:p text:style-name="P1"><text:span text:style-name="T4">Nunc aliquet finibus blandit. </text:span></text:p>
      <text:p text:style-name="P1"><text:span text:style-name="T4">In non nisl venenatis, efficitur ante viverra, egestas ante.</text:span></text:p>
      <text:p text:style-name="P1"/>
      <text:p text:style-name="P1">Zorg ervoor dat je dit ook opgeslagen hebt (geen commando).</text:p>
      <text:p text:style-name="P16"><text:bookmark text:name="_743m3hhyh5b2"/>Vraag 4 (2p)</text:p>
      <text:p text:style-name="P1">Toon de eerste 5 regels van dit document.</text:p>
      <text:p text:style-name="P16"><text:bookmark text:name="_hiqp28pzcimy"/>Vraag 5 (1p)</text:p>
      <text:p text:style-name="P1">Wat zijn de rechten van dit document? Verander de rechten zodat iedereen dit document kan lezen, maar niemand mag schrijven of uitvoeren.</text:p>
      <text:p text:style-name="P16"><text:bookmark text:name="_lkxfth3r90j7"/>Vraag 6 (1p)</text:p>
      <text:p text:style-name="P1">Maak een nieuw bestand genaamd vraag7.py. De inhoud is niet belangrijk. Geef vervolgens een overzicht van alle bestanden in de map die eindigen op .txt</text:p>
      <text:p text:style-name="P16"><text:bookmark text:name="_8o2q85nlnxgg"/>Vraag 7 (1p)</text:p>
      <text:p text:style-name="P1">Maak een kopie van vraag7.py, noem deze vraag7_kopie.py en verander de rechten van het bestand zodat alleen de eigenaar van bestand deze kan lezen en schrijven (dus geen uitvoerrechten).</text:p>
      <text:p text:style-name="P16"><text:bookmark text:name="_4fmfkmvac9lb"/>Vraag 8 (2p)</text:p>
      <text:p text:style-name="P1">Gebruik grep om alle regels uit het bestand vraag3.txt te tonen waar het woord “nunc” in voorkomt. De eerste “n” van het woord nunc kan een grote of kleine letter zijn.</text:p>
      <text:p text:style-name="P12"><text:bookmark text:name="_7fhsvg4brhhm"/></text:p>
      <text:p text:style-name="P13"><text:bookmark text:name="_wr8ak059l5ho"/>Praktijk</text:p>
      <text:p text:style-name="P1">Voor dit gedeelte heb je tot 17.00 uur de tijd.</text:p>
      <text:p text:style-name="P14"><text:bookmark text:name="_mna8sdnob5ms"/>Casus</text:p>
      <text:p text:style-name="P1">Je bent gevraagd door het HAN BioCentre om hen te helpen met het identificeren van genen in het genoom van gist, <text:span text:style-name="T2">Saccharomyces cerevisiae</text:span>. Zoals wellicht bekend is <text:span text:style-name="T2">S. cerevisiae</text:span> een goed te onderzoeken model organisme doordat het een volledig bekend genoom heeft van iets meer dan 6000 genen. </text:p>
      <text:p text:style-name="P1"/>
      <text:p text:style-name="P1">Van je stagebegeleider heb je het volgende CSV bestand gekregen: <text:span text:style-name="T1">yeast_genes.csv</text:span></text:p>
      <text:p text:style-name="P1">Hierin staat per gen de accessiecode, de validatiestatus van het gen (verified, dubious, uncharacterized) en de lokalisatie. Het bestand ziet er als volgt uit:</text:p>
      <text:p text:style-name="P1"/>
      <text:p text:style-name="P1"><draw:rect text:anchor-type="as-char" svg:y="0in" draw:z-index="0" draw:style-name="gr1" draw:text-style-name="P18" svg:width="0.0012in" svg:height="0.0213in"><text:p/></draw:rect></text:p>
      <text:p text:style-name="P1"><text:span text:style-name="T5">gene,validation,localization</text:span></text:p>
      <text:p text:style-name="P1"><text:span text:style-name="T5">YAL008W,Verified,ion</text:span></text:p>
      <text:p text:style-name="P1"><text:span text:style-name="T5">YBR255W,Verified,biological_process</text:span></text:p>
      <text:p text:style-name="P1"><text:span text:style-name="T5">YGR164W,Dubious,biological_process</text:span></text:p>
      <text:p text:style-name="P1"><text:span text:style-name="T5">YGR131W,Verified,protein,ion</text:span></text:p>
      <text:p text:style-name="P1"><text:span text:style-name="T5">YNL003C,Verified,transport,ion</text:span></text:p>
      <text:p text:style-name="P1"><text:span text:style-name="T5">...</text:span></text:p>
      <text:p text:style-name="P1"><draw:rect text:anchor-type="as-char" svg:y="0in" draw:z-index="1" draw:style-name="gr1" draw:text-style-name="P18" svg:width="0.0012in" svg:height="0.0213in"><text:p/></draw:rect></text:p>
      <text:p text:style-name="P14"><text:bookmark text:name="_z5xh5br2eowj"/></text:p>
      <text:p text:style-name="P14"><text:bookmark text:name="_mts3hbr74s9a"/></text:p>
      <text:p text:style-name="P15"><text:bookmark text:name="_z2unqocdolib"/>Taak</text:p>
      <text:p text:style-name="P1">Je stagebegeleider wil dus dat je een programma schrijft dat nagaat welke van deze genen niet gevalideerd zijn. </text:p>
      <text:list xml:id="list1916819982228987351" text:style-name="WWNum2">
        <text:list-item>
          <text:p text:style-name="P8">Hij wil graag weten hoeveel dit er zijn zijn, ofwel, hoeveel genen een andere status dan “Verified” hebben. </text:p>
        </text:list-item>
        <text:list-item>
          <text:p text:style-name="P8">Daarnaast wil hij ook weten welke accessiecodes horen bij deze niet gevalideerde genen.</text:p>
        </text:list-item>
        <text:list-item>
          <text:p text:style-name="P8">Van de <text:span text:style-name="T2">niet gevalideerde genen</text:span> wil hij ook graag weten hoeveel en welke er niet gevalideerde genenbetrokken zijn bij ionen, die dus ergens in de “localization” “ion” hebben staan.</text:p>
        </text:list-item>
      </text:list>
      <text:p text:style-name="P1"/>
      <text:p text:style-name="P1">Als output wordt het volgende ongeveer verwacht, maar voel je vrij om hier je eigen draai aan te geven:</text:p>
      <text:p text:style-name="P1"/>
      <text:p text:style-name="P1"><draw:rect text:anchor-type="as-char" svg:y="0in" draw:z-index="2" draw:style-name="gr1" draw:text-style-name="P18" svg:width="0.0012in" svg:height="0.0213in"><text:p/></draw:rect></text:p>
      <text:p text:style-name="P1"><text:span text:style-name="T5">**************************************************</text:span></text:p>
      <text:p text:style-name="P1"><text:span text:style-name="T5">Number of unverified genes: 1051</text:span></text:p>
      <text:p text:style-name="P1"><text:span text:style-name="T5">Number involved in ion processes: 659</text:span></text:p>
      <text:p text:style-name="P1"><text:span text:style-name="T5">**************************************************</text:span></text:p>
      <text:p text:style-name="P1"><text:span text:style-name="T5">Acc.code: <text:tab/>YAL008W</text:span></text:p>
      <text:p text:style-name="P1"><text:span text:style-name="T5">Ion? <text:tab/><text:tab/>False</text:span></text:p>
      <text:p text:style-name="P1"><text:span text:style-name="T5">**************************************************</text:span></text:p>
      <text:p text:style-name="P1"><text:span text:style-name="T5">Acc.code: <text:tab/>YBR255W</text:span></text:p>
      <text:p text:style-name="P1"><text:span text:style-name="T5">Ion? <text:tab/><text:tab/>True</text:span></text:p>
      <text:p text:style-name="P1"><text:span text:style-name="T5">**************************************************</text:span></text:p>
      <text:p text:style-name="P1"><text:span text:style-name="T5">...</text:span></text:p>
      <text:p text:style-name="P1"><draw:rect text:anchor-type="as-char" svg:y="0in" draw:z-index="3" draw:style-name="gr1" draw:text-style-name="P18" svg:width="0.0012in" svg:height="0.0213in"><text:p/></draw:rect></text:p>
      <text:p text:style-name="P1">N.B. De hier genoemde aantallen en accessiecodes zijn niet correct, deze zijn alleen maar om te illustreren hoe de output er uit kan zien.</text:p>
      <text:p text:style-name="P14"><text:bookmark text:name="_i3iy7pw4s8m4"/></text:p>
      <text:p text:style-name="P14"><text:bookmark text:name="_4e6sul2yfh5s"/></text:p>
      <text:p text:style-name="P15"><text:bookmark text:name="_34diu8hh0chz"/>Opdracht</text:p>
      <text:p text:style-name="P1">Het op te leveren programma dient aan de volgende <text:span text:style-name="T7">functionele eisen</text:span> te voldoen:</text:p>
      <text:list xml:id="list1272008033092724946" text:style-name="WWNum3">
        <text:list-item>
          <text:p text:style-name="P10">Leest het bestand</text:p>
        </text:list-item>
        <text:list-item>
          <text:p text:style-name="P10">Het script doorzoekt het bestand en berekend de gevraagde eigenschappen per gen en voor het totaal</text:p>
        </text:list-item>
        <text:list-item>
          <text:p text:style-name="P10">Het programma geeft output waarbij de gebruiker een overzicht krijgt van de eigenschappen van de genen en het totaal aan genen</text:p>
        </text:list-item>
      </text:list>
      <text:p text:style-name="P1"/>
      <text:p text:style-name="P1">Het op te leveren programma dient aan de volgende <text:span text:style-name="T7">technische (niet functionele)</text:span> eisen te voldoen:</text:p>
      <text:list xml:id="list4537320710535338588" text:style-name="WWNum6">
        <text:list-item>
          <text:p text:style-name="P9">Er is een flowchart</text:p>
          <text:list>
            <text:list-item>
              <text:p text:style-name="P11">Ontwerp een flowchart voor de functie <text:span text:style-name="T6">not_validated()</text:span> en schrijf de bijhorende code.</text:p>
            </text:list-item>
            <text:list-item>
              <text:p text:style-name="P11">De flowchart mag digitaal of op papier.</text:p>
            </text:list-item>
            <text:list-item>
              <text:p text:style-name="P11">De in te leveren flowchart beschrijft de functie nauwgezet.</text:p>
            </text:list-item>
          </text:list>
        </text:list-item>
        <text:list-item>
          <text:p text:style-name="P9">Het script is opgedeelt in functies. De volgende functies zijn in ieder geval aanwezig.</text:p>
          <text:list>
            <text:list-item>
              <text:p text:style-name="P11">De functie <text:span text:style-name="T6">read_file()</text:span> leest het bestand in en maakt een 2d lijst met hierin alle genen en hun eigenschappen. De functie retourneert de 2d lijst.</text:p>
            </text:list-item>
            <text:list-item>
              <text:p text:style-name="P11">De functie <text:span text:style-name="T6">not_validated()</text:span> accepteert de 2d lijst en bekijkt welke van de genen er niet gevalideerd zijn. De functie retourneert een lijst met accessiecodes van deze genen.</text:p>
            </text:list-item>
            <text:list-item>
              <text:p text:style-name="P11">De functie <text:span text:style-name="T6">ion_involved()</text:span> accepteert een variabele bepaald welke van de niet gevalideerde genen zijn bij ion processen. Wellicht heeft de functie hier de 2d lijst voor nodig, of gewoon een sublijst van de 2d lijst. Je mag dus zelf bepalen wat je aan deze functie geeft. De functie retourneert in ieder geval een lijst met accessiecodes voor alle genen die betrokken zijn bij ion processen.</text:p>
            </text:list-item>
            <text:list-item>
              <text:p text:style-name="P11">De functie <text:span text:style-name="T6">main()</text:span> roept al deze functies aan en verwerkt eventuele output naar het scherm.</text:p>
            </text:list-item>
            <text:list-item>
              <text:p text:style-name="P11">N.B. Voel je vrij om je eigen draai te geven aan deze functies als je voelt dat het efficiënter of handiger kan. De enige harde eis is dat je met 2d lijsten werkt en met functies die parameters accepteren en output retourneren.</text:p>
            </text:list-item>
          </text:list>
        </text:list-item>
        <text:list-item>
          <text:p text:style-name="P9">De snelheid van het programma doet er niet toe.</text:p>
        </text:list-item>
        <text:list-item>
          <text:p text:style-name="P9">Het programma is geschreven in Python.</text:p>
        </text:list-item>
      </text:list>
      <text:p text:style-name="P1"/>
      <text:p text:style-name="P14"><text:bookmark text:name="_ezzrs04xi84"/></text:p>
      <text:p text:style-name="P14"><text:bookmark text:name="_cehuf7h5nopo"/></text:p>
      <text:p text:style-name="P15"><text:bookmark text:name="_v1za6mkj151r"/>Beoordeling</text:p>
      <text:p text:style-name="P1">De beoordeling van het totale tentamen is als volgt.</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3" office:value-type="string">
            <text:p text:style-name="P4"><text:span text:style-name="T8">Criterium</text:span></text:p>
          </table:table-cell>
          <table:covered-table-cell/>
          <table:covered-table-cell/>
          <table:table-cell table:style-name="Table1.A1" office:value-type="string">
            <text:p text:style-name="P3"><text:span text:style-name="T8">Max punten</text:span></text:p>
          </table:table-cell>
          <table:table-cell table:style-name="Table1.A1" office:value-type="string">
            <text:p text:style-name="P3"><text:span text:style-name="T8">Beoordeling</text:span></text:p>
          </table:table-cell>
        </table:table-row>
        <table:table-row table:style-name="Table1.1">
          <table:table-cell table:style-name="Table1.A1" office:value-type="string">
            <text:p text:style-name="P4">1</text:p>
          </table:table-cell>
          <table:table-cell table:style-name="Table1.A1" table:number-columns-spanned="2" office:value-type="string">
            <text:p text:style-name="P4">Linux</text:p>
          </table:table-cell>
          <table:covered-table-cell/>
          <table:table-cell table:style-name="Table1.A1" office:value-type="string">
            <text:p text:style-name="P4">10</text:p>
          </table:table-cell>
          <table:table-cell table:style-name="Table1.A1" office:value-type="string">
            <text:p text:style-name="P4"/>
          </table:table-cell>
        </table:table-row>
        <table:table-row table:style-name="Table1.1">
          <table:table-cell table:style-name="Table1.A1" office:value-type="string">
            <text:p text:style-name="P4">2</text:p>
          </table:table-cell>
          <table:table-cell table:style-name="Table1.A1" table:number-columns-spanned="2" office:value-type="string">
            <text:p text:style-name="P4">Bio-informatica</text:p>
          </table:table-cell>
          <table:covered-table-cell/>
          <table:table-cell table:style-name="Table1.A1" office:value-type="string">
            <text:p text:style-name="P4">20</text:p>
          </table:table-cell>
          <table:table-cell table:style-name="Table1.A1" office:value-type="string">
            <text:p text:style-name="P4"/>
          </table:table-cell>
        </table:table-row>
        <table:table-row table:style-name="Table1.1">
          <table:table-cell table:style-name="Table1.A1" office:value-type="string">
            <text:p text:style-name="P4">3</text:p>
          </table:table-cell>
          <table:table-cell table:style-name="Table1.A1" table:number-columns-spanned="3" office:value-type="string">
            <text:p text:style-name="P4">Git</text:p>
          </table:table-cell>
          <table:covered-table-cell/>
          <table:covered-table-cell/>
          <table:table-cell table:style-name="Table1.A1" office:value-type="string">
            <text:p text:style-name="P4"/>
          </table:table-cell>
        </table:table-row>
        <table:table-row table:style-name="Table1.1">
          <table:table-cell table:style-name="Table1.A1" table:number-rows-spanned="2" office:value-type="string">
            <text:p text:style-name="P4"/>
          </table:table-cell>
          <table:table-cell table:style-name="Table1.A1" office:value-type="string">
            <text:p text:style-name="P4">a.</text:p>
          </table:table-cell>
          <table:table-cell table:style-name="Table1.A1" office:value-type="string">
            <text:p text:style-name="P4">Alle bestanden op GitHub</text:p>
          </table:table-cell>
          <table:table-cell table:style-name="Table1.A1" office:value-type="string">
            <text:p text:style-name="P4">5</text:p>
          </table:table-cell>
          <table:table-cell table:style-name="Table1.A1" office:value-type="string">
            <text:p text:style-name="P4"/>
          </table:table-cell>
        </table:table-row>
        <table:table-row table:style-name="Table1.1">
          <table:covered-table-cell/>
          <table:table-cell table:style-name="Table1.A1" office:value-type="string">
            <text:p text:style-name="P4">b.</text:p>
          </table:table-cell>
          <table:table-cell table:style-name="Table1.A1" office:value-type="string">
            <text:p text:style-name="P4">Commits</text:p>
          </table:table-cell>
          <table:table-cell table:style-name="Table1.A1" office:value-type="string">
            <text:p text:style-name="P4">5</text:p>
          </table:table-cell>
          <table:table-cell table:style-name="Table1.A1" office:value-type="string">
            <text:p text:style-name="P4"/>
          </table:table-cell>
        </table:table-row>
        <table:table-row table:style-name="Table1.1">
          <table:table-cell table:style-name="Table1.A1" office:value-type="string">
            <text:p text:style-name="P4">4</text:p>
          </table:table-cell>
          <table:table-cell table:style-name="Table1.A1" table:number-columns-spanned="3" office:value-type="string">
            <text:p text:style-name="P4">Python Code</text:p>
          </table:table-cell>
          <table:covered-table-cell/>
          <table:covered-table-cell/>
          <table:table-cell table:style-name="Table1.A1" office:value-type="string">
            <text:p text:style-name="P4"/>
          </table:table-cell>
        </table:table-row>
        <table:table-row table:style-name="Table1.1">
          <table:table-cell table:style-name="Table1.A1" table:number-rows-spanned="6" office:value-type="string">
            <text:p text:style-name="P4"/>
          </table:table-cell>
          <table:table-cell table:style-name="Table1.A1" office:value-type="string">
            <text:p text:style-name="P4">a.</text:p>
          </table:table-cell>
          <table:table-cell table:style-name="Table1.A1" office:value-type="string">
            <text:p text:style-name="P4">Juiste datatypes en variabelen</text:p>
          </table:table-cell>
          <table:table-cell table:style-name="Table1.A1" office:value-type="string">
            <text:p text:style-name="P4">2</text:p>
          </table:table-cell>
          <table:table-cell table:style-name="Table1.A1" office:value-type="string">
            <text:p text:style-name="P4"/>
          </table:table-cell>
        </table:table-row>
        <table:table-row table:style-name="Table1.1">
          <table:covered-table-cell/>
          <table:table-cell table:style-name="Table1.A1" office:value-type="string">
            <text:p text:style-name="P4">b.</text:p>
          </table:table-cell>
          <table:table-cell table:style-name="Table1.A1" office:value-type="string">
            <text:p text:style-name="P4">Juiste controle structuren</text:p>
          </table:table-cell>
          <table:table-cell table:style-name="Table1.A1" office:value-type="string">
            <text:p text:style-name="P4">2</text:p>
          </table:table-cell>
          <table:table-cell table:style-name="Table1.A1" office:value-type="string">
            <text:p text:style-name="P4"/>
          </table:table-cell>
        </table:table-row>
        <table:table-row table:style-name="Table1.1">
          <table:covered-table-cell/>
          <table:table-cell table:style-name="Table1.A1" office:value-type="string">
            <text:p text:style-name="P4">c.</text:p>
          </table:table-cell>
          <table:table-cell table:style-name="Table1.A1" office:value-type="string">
            <text:p text:style-name="P4">Onderverdeling in functies</text:p>
          </table:table-cell>
          <table:table-cell table:style-name="Table1.A1" office:value-type="string">
            <text:p text:style-name="P4">4</text:p>
          </table:table-cell>
          <table:table-cell table:style-name="Table1.A1" office:value-type="string">
            <text:p text:style-name="P4"/>
          </table:table-cell>
        </table:table-row>
        <table:table-row table:style-name="Table1.1">
          <table:covered-table-cell/>
          <table:table-cell table:style-name="Table1.A1" office:value-type="string">
            <text:p text:style-name="P4">d.</text:p>
          </table:table-cell>
          <table:table-cell table:style-name="Table1.A1" office:value-type="string">
            <text:p text:style-name="P4">Functies hebben parameters</text:p>
          </table:table-cell>
          <table:table-cell table:style-name="Table1.A1" office:value-type="string">
            <text:p text:style-name="P4">4</text:p>
          </table:table-cell>
          <table:table-cell table:style-name="Table1.A1" office:value-type="string">
            <text:p text:style-name="P4"/>
          </table:table-cell>
        </table:table-row>
        <table:table-row table:style-name="Table1.1">
          <table:covered-table-cell/>
          <table:table-cell table:style-name="Table1.A1" office:value-type="string">
            <text:p text:style-name="P4">e.</text:p>
          </table:table-cell>
          <table:table-cell table:style-name="Table1.A1" office:value-type="string">
            <text:p text:style-name="P4">Functies retourneren waardes</text:p>
          </table:table-cell>
          <table:table-cell table:style-name="Table1.A1" office:value-type="string">
            <text:p text:style-name="P4">4</text:p>
          </table:table-cell>
          <table:table-cell table:style-name="Table1.A1" office:value-type="string">
            <text:p text:style-name="P4"/>
          </table:table-cell>
        </table:table-row>
        <table:table-row table:style-name="Table1.1">
          <table:covered-table-cell/>
          <table:table-cell table:style-name="Table1.A1" office:value-type="string">
            <text:p text:style-name="P4">f.</text:p>
          </table:table-cell>
          <table:table-cell table:style-name="Table1.A1" office:value-type="string">
            <text:p text:style-name="P4">Documentatie van code</text:p>
          </table:table-cell>
          <table:table-cell table:style-name="Table1.A1" office:value-type="string">
            <text:p text:style-name="P4">4</text:p>
          </table:table-cell>
          <table:table-cell table:style-name="Table1.A1" office:value-type="string">
            <text:p text:style-name="P4"/>
          </table:table-cell>
        </table:table-row>
        <table:table-row table:style-name="Table1.1">
          <table:table-cell table:style-name="Table1.A1" office:value-type="string">
            <text:p text:style-name="P4">5</text:p>
          </table:table-cell>
          <table:table-cell table:style-name="Table1.A1" table:number-columns-spanned="3" office:value-type="string">
            <text:p text:style-name="P4">Juiste werking *</text:p>
          </table:table-cell>
          <table:covered-table-cell/>
          <table:covered-table-cell/>
          <table:table-cell table:style-name="Table1.A1" office:value-type="string">
            <text:p text:style-name="P4"/>
          </table:table-cell>
        </table:table-row>
        <table:table-row table:style-name="Table1.1">
          <table:table-cell table:style-name="Table1.A1" table:number-rows-spanned="3" office:value-type="string">
            <text:p text:style-name="P4"/>
          </table:table-cell>
          <table:table-cell table:style-name="Table1.A1" office:value-type="string">
            <text:p text:style-name="P4">a.</text:p>
          </table:table-cell>
          <table:table-cell table:style-name="Table1.A1" office:value-type="string">
            <text:p text:style-name="P4">Werking <text:span text:style-name="T5">read_file()</text:span></text:p>
          </table:table-cell>
          <table:table-cell table:style-name="Table1.A1" office:value-type="string">
            <text:p text:style-name="P4">10</text:p>
          </table:table-cell>
          <table:table-cell table:style-name="Table1.A1" office:value-type="string">
            <text:p text:style-name="P4"/>
          </table:table-cell>
        </table:table-row>
        <table:table-row table:style-name="Table1.1">
          <table:covered-table-cell/>
          <table:table-cell table:style-name="Table1.A1" office:value-type="string">
            <text:p text:style-name="P4">b.</text:p>
          </table:table-cell>
          <table:table-cell table:style-name="Table1.A1" office:value-type="string">
            <text:p text:style-name="P4">Werking <text:span text:style-name="T5">not_validated()</text:span></text:p>
          </table:table-cell>
          <table:table-cell table:style-name="Table1.A1" office:value-type="string">
            <text:p text:style-name="P4">10</text:p>
          </table:table-cell>
          <table:table-cell table:style-name="Table1.A1" office:value-type="string">
            <text:p text:style-name="P4"/>
          </table:table-cell>
        </table:table-row>
        <table:table-row table:style-name="Table1.1">
          <table:covered-table-cell/>
          <table:table-cell table:style-name="Table1.A1" office:value-type="string">
            <text:p text:style-name="P4">c.</text:p>
          </table:table-cell>
          <table:table-cell table:style-name="Table1.A1" office:value-type="string">
            <text:p text:style-name="P4">Werking <text:span text:style-name="T5">ion_involved()</text:span></text:p>
          </table:table-cell>
          <table:table-cell table:style-name="Table1.A1" office:value-type="string">
            <text:p text:style-name="P4">10</text:p>
          </table:table-cell>
          <table:table-cell table:style-name="Table1.A1" office:value-type="string">
            <text:p text:style-name="P4"/>
          </table:table-cell>
        </table:table-row>
        <table:table-row table:style-name="Table1.1">
          <table:table-cell table:style-name="Table1.A1" office:value-type="string">
            <text:p text:style-name="P4">6</text:p>
          </table:table-cell>
          <table:table-cell table:style-name="Table1.A1" table:number-columns-spanned="3" office:value-type="string">
            <text:p text:style-name="P4">Flowchart</text:p>
          </table:table-cell>
          <table:covered-table-cell/>
          <table:covered-table-cell/>
          <table:table-cell table:style-name="Table1.A1" office:value-type="string">
            <text:p text:style-name="P4"/>
          </table:table-cell>
        </table:table-row>
        <table:table-row table:style-name="Table1.1">
          <table:table-cell table:style-name="Table1.A1" table:number-rows-spanned="2" office:value-type="string">
            <text:p text:style-name="P4"/>
          </table:table-cell>
          <table:table-cell table:style-name="Table1.A1" office:value-type="string">
            <text:p text:style-name="P4">a.</text:p>
          </table:table-cell>
          <table:table-cell table:style-name="Table1.A1" office:value-type="string">
            <text:p text:style-name="P4">Flowchart volgens standaard</text:p>
          </table:table-cell>
          <table:table-cell table:style-name="Table1.A1" office:value-type="string">
            <text:p text:style-name="P4">5</text:p>
          </table:table-cell>
          <table:table-cell table:style-name="Table1.A1" office:value-type="string">
            <text:p text:style-name="P4"/>
          </table:table-cell>
        </table:table-row>
        <table:table-row table:style-name="Table1.1">
          <table:covered-table-cell/>
          <table:table-cell table:style-name="Table1.A1" office:value-type="string">
            <text:p text:style-name="P4">b.</text:p>
          </table:table-cell>
          <table:table-cell table:style-name="Table1.A1" office:value-type="string">
            <text:p text:style-name="P4">Flowchart matcht met code</text:p>
          </table:table-cell>
          <table:table-cell table:style-name="Table1.A1" office:value-type="string">
            <text:p text:style-name="P4">5</text:p>
          </table:table-cell>
          <table:table-cell table:style-name="Table1.A1" office:value-type="string">
            <text:p text:style-name="P4"/>
          </table:table-cell>
        </table:table-row>
        <table:table-row table:style-name="Table1.1">
          <table:table-cell table:style-name="Table1.A1" table:number-columns-spanned="3" office:value-type="string">
            <text:p text:style-name="P4">Totaal</text:p>
          </table:table-cell>
          <table:covered-table-cell/>
          <table:covered-table-cell/>
          <table:table-cell table:style-name="Table1.A1" office:value-type="string">
            <text:p text:style-name="P4">100</text:p>
          </table:table-cell>
          <table:table-cell table:style-name="Table1.A1" office:value-type="string">
            <text:p text:style-name="P4"/>
          </table:table-cell>
        </table:table-row>
      </table:table>
      <text:p text:style-name="P1"/>
      <text:p text:style-name="P1">* Indien andere namen en/of verder opgedeelde functionaliteit, worden er 30 pt verdeeld over het inlezen van het bestand naar 2d lijst (10pt), het bepalen van de validatiestatus (10pt) en het bepalen van de ion betrokkenheid (10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T1" style:family="text">
      <style:text-properties fo:font-size="9pt" style:font-size-asian="9pt" style:font-size-complex="9pt"/>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1"><text:span text:style-name="MT1">Woensdag 8 november 2017 13.00 - 17.00 uur<text:tab/><text:tab/><text:tab/><text:tab/><text:tab/><text:tab/><text:tab/></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8T14:07:07.719989785</dc:date>
    <meta:editing-duration>PT27M51S</meta:editing-duration>
    <meta:editing-cycles>1</meta:editing-cycles>
    <meta:document-statistic meta:table-count="1" meta:image-count="0" meta:object-count="0" meta:page-count="6" meta:paragraph-count="173" meta:word-count="1305" meta:character-count="8001" meta:non-whitespace-character-count="6850"/>
    <meta:generator>LibreOffice/5.1.6.2$Linux_X86_64 LibreOffice_project/10m0$Build-2</meta:generator>
  </office:meta>
</office:document-meta>
</file>